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D74F0D2271DDAC2F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703cm" draw:z-index="0"><draw:image xlink:href="Pictures/1000000100000780000003D74F0D2271DDAC2F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5:31:26.667829433</meta:creation-date>
    <dc:date>2023-11-03T15:31:50.446060315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